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-07-30_17:33:04.639910_mobilenet_1.0_224_quantized" table:style-name="ta1">
        <table:shapes>
          <draw:frame draw:z-index="0" draw:style-name="gr1" draw:text-style-name="P1" svg:width="311.79mm" svg:height="162.09mm" svg:x="1.58mm" svg:y="384.03mm">
            <loext:p draw:notify-on-update-of-ranges="'2018-07-30_17:33:04.639910_mobilenet_1.0_224_quantized'.H2:'2018-07-30_17:33:04.639910_mobilenet_1.0_224_quantized'.H78 '2018-07-30_17:33:04.639910_mobilenet_1.0_224_quantized'.B2:'2018-07-30_17:33:04.639910_mobilenet_1.0_224_quantized'.B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correct</text:p>
          </table:table-cell>
          <table:table-cell table:number-columns-repeated="3" office:value-type="string" calcext:value-type="string">
            <text:p>val percentage</text:p>
          </table:table-cell>
          <table:table-cell office:value-type="string" calcext:value-type="string">
            <text:p>average val percentage</text:p>
          </table:table-cell>
          <table:table-cell/>
          <table:table-cell office:value-type="string" calcext:value-type="string">
            <text:p>change in averag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old dataset size</text:p>
          </table:table-cell>
          <table:table-cell office:value-type="string" calcext:value-type="string">
            <text:p>old avera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E2:.G2])" office:value-type="float" office:value="33.3333333333333" calcext:value-type="float">
            <text:p>33.3333333333</text:p>
          </table:table-cell>
          <table:table-cell/>
          <table:table-cell table:formula="of:=[.H2]-[.M2]" office:value-type="float" office:value="2.08333333333334" calcext:value-type="float">
            <text:p>2.0833333333</text:p>
          </table:table-cell>
          <table:table-cell table:formula="of:=([.B2]-[.L2])/[.L2]*100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1.6666666666667" calcext:value-type="float">
            <text:p>41.6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3:.G3])" office:value-type="float" office:value="0" calcext:value-type="float">
            <text:p>0</text:p>
          </table:table-cell>
          <table:table-cell/>
          <table:table-cell table:formula="of:=[.H3]-[.M3]" office:value-type="float" office:value="-61.4035087719298" calcext:value-type="float">
            <text:p>-61.4035087719</text:p>
          </table:table-cell>
          <table:table-cell table:formula="of:=([.B3]-[.L3])/[.L3]*100" office:value-type="float" office:value="-99.2356687898089" calcext:value-type="float">
            <text:p>-99.2356687898</text:p>
          </table:table-cell>
          <table:table-cell office:value-type="float" office:value="785" calcext:value-type="float">
            <text:p>785</text:p>
          </table:table-cell>
          <table:table-cell office:value-type="float" office:value="61.4035087719298" calcext:value-type="float">
            <text:p>61.40350877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:.G4])" office:value-type="float" office:value="0" calcext:value-type="float">
            <text:p>0</text:p>
          </table:table-cell>
          <table:table-cell/>
          <table:table-cell table:formula="of:=[.H4]-[.M4]" office:value-type="float" office:value="-5.55555555555557" calcext:value-type="float">
            <text:p>-5.5555555556</text:p>
          </table:table-cell>
          <table:table-cell table:formula="of:=([.B4]-[.L4])/[.L4]*100" office:value-type="float" office:value="-87.719298245614" calcext:value-type="float">
            <text:p>-87.7192982456</text:p>
          </table:table-cell>
          <table:table-cell office:value-type="float" office:value="57" calcext:value-type="float">
            <text:p>57</text:p>
          </table:table-cell>
          <table:table-cell office:value-type="float" office:value="5.55555555555557" calcext:value-type="float">
            <text:p>5.55555555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hree_by_two_garfis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AVERAGE([.E5:.G5])" office:value-type="float" office:value="0" calcext:value-type="float">
            <text:p>0</text:p>
          </table:table-cell>
          <table:table-cell/>
          <table:table-cell table:formula="of:=[.H5]-[.M5]" office:value-type="float" office:value="-70.3703703703704" calcext:value-type="float">
            <text:p>-70.3703703704</text:p>
          </table:table-cell>
          <table:table-cell table:formula="of:=([.B5]-[.L5])/[.L5]*100" office:value-type="float" office:value="-98.3102918586789" calcext:value-type="float">
            <text:p>-98.3102918587</text:p>
          </table:table-cell>
          <table:table-cell office:value-type="float" office:value="651" calcext:value-type="float">
            <text:p>651</text:p>
          </table:table-cell>
          <table:table-cell office:value-type="float" office:value="70.3703703703704" calcext:value-type="float">
            <text:p>70.37037037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:.G6])" office:value-type="float" office:value="0" calcext:value-type="float">
            <text:p>0</text:p>
          </table:table-cell>
          <table:table-cell/>
          <table:table-cell table:formula="of:=[.H6]-[.M6]" office:value-type="float" office:value="-86.6666666666667" calcext:value-type="float">
            <text:p>-86.6666666667</text:p>
          </table:table-cell>
          <table:table-cell table:formula="of:=([.B6]-[.L6])/[.L6]*100" office:value-type="float" office:value="-92.4528301886793" calcext:value-type="float">
            <text:p>-92.4528301887</text:p>
          </table:table-cell>
          <table:table-cell office:value-type="float" office:value="159" calcext:value-type="float">
            <text:p>159</text:p>
          </table:table-cell>
          <table:table-cell office:value-type="float" office:value="86.6666666666667" calcext:value-type="float">
            <text:p>86.6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:.G7])" office:value-type="float" office:value="0" calcext:value-type="float">
            <text:p>0</text:p>
          </table:table-cell>
          <table:table-cell/>
          <table:table-cell table:formula="of:=[.H7]-[.M7]" office:value-type="float" office:value="-33.3333333333334" calcext:value-type="float">
            <text:p>-33.3333333333</text:p>
          </table:table-cell>
          <table:table-cell table:formula="of:=([.B7]-[.L7])/[.L7]*100" office:value-type="float" office:value="-89.3805309734513" calcext:value-type="float">
            <text:p>-89.3805309735</text:p>
          </table:table-cell>
          <table:table-cell office:value-type="float" office:value="113" calcext:value-type="float">
            <text:p>113</text:p>
          </table:table-cell>
          <table:table-cell office:value-type="float" office:value="33.3333333333334" calcext:value-type="float">
            <text:p>33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8:.G8])" office:value-type="float" office:value="0" calcext:value-type="float">
            <text:p>0</text:p>
          </table:table-cell>
          <table:table-cell table:style-name="ce3"/>
          <table:table-cell table:style-name="ce3" table:formula="of:=[.H8]-[.M8]" office:value-type="float" office:value="-100" calcext:value-type="float">
            <text:p>-100</text:p>
          </table:table-cell>
          <table:table-cell table:style-name="ce3" table:formula="of:=([.B8]-[.L8])/[.L8]*100" office:value-type="float" office:value="-35" calcext:value-type="float">
            <text:p>-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frypan_brea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AVERAGE([.E9:.G9])" office:value-type="float" office:value="0" calcext:value-type="float">
            <text:p>0</text:p>
          </table:table-cell>
          <table:table-cell/>
          <table:table-cell table:formula="of:=[.H9]-[.M9]" office:value-type="float" office:value="-45.6140350877193" calcext:value-type="float">
            <text:p>-45.6140350877</text:p>
          </table:table-cell>
          <table:table-cell table:formula="of:=([.B9]-[.L9])/[.L9]*100" office:value-type="float" office:value="-91.6666666666667" calcext:value-type="float">
            <text:p>-91.6666666667</text:p>
          </table:table-cell>
          <table:table-cell office:value-type="float" office:value="192" calcext:value-type="float">
            <text:p>192</text:p>
          </table:table-cell>
          <table:table-cell office:value-type="float" office:value="45.6140350877193" calcext:value-type="float">
            <text:p>45.61403508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10:.G10])" office:value-type="float" office:value="0" calcext:value-type="float">
            <text:p>0</text:p>
          </table:table-cell>
          <table:table-cell/>
          <table:table-cell table:formula="of:=[.H10]-[.M10]" office:value-type="float" office:value="-95.3703703703703" calcext:value-type="float">
            <text:p>-95.3703703704</text:p>
          </table:table-cell>
          <table:table-cell table:formula="of:=([.B10]-[.L10])/[.L10]*100" office:value-type="float" office:value="-95.4787234042553" calcext:value-type="float">
            <text:p>-95.4787234043</text:p>
          </table:table-cell>
          <table:table-cell office:value-type="float" office:value="376" calcext:value-type="float">
            <text:p>376</text:p>
          </table:table-cell>
          <table:table-cell office:value-type="float" office:value="95.3703703703703" calcext:value-type="float">
            <text:p>95.370370370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arred_queenfis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table:formula="of:=AVERAGE([.E11:.G11])" office:value-type="float" office:value="83.3333333333333" calcext:value-type="float">
            <text:p>83.3333333333</text:p>
          </table:table-cell>
          <table:table-cell/>
          <table:table-cell table:formula="of:=[.H11]-[.M11]" office:value-type="float" office:value="10" calcext:value-type="float">
            <text:p>10</text:p>
          </table:table-cell>
          <table:table-cell table:formula="of:=([.B11]-[.L11])/[.L11]*100" office:value-type="float" office:value="-86.3013698630137" calcext:value-type="float">
            <text:p>-86.301369863</text:p>
          </table:table-cell>
          <table:table-cell office:value-type="float" office:value="146" calcext:value-type="float">
            <text:p>146</text:p>
          </table:table-cell>
          <table:table-cell office:value-type="float" office:value="73.3333333333333" calcext:value-type="float">
            <text:p>73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12:.G12])" office:value-type="float" office:value="0" calcext:value-type="float">
            <text:p>0</text:p>
          </table:table-cell>
          <table:table-cell/>
          <table:table-cell table:formula="of:=[.H12]-[.M12]" office:value-type="float" office:value="-30.952380952381" calcext:value-type="float">
            <text:p>-30.9523809524</text:p>
          </table:table-cell>
          <table:table-cell table:formula="of:=([.B12]-[.L12])/[.L12]*100" office:value-type="float" office:value="-85.2112676056338" calcext:value-type="float">
            <text:p>-85.2112676056</text:p>
          </table:table-cell>
          <table:table-cell office:value-type="float" office:value="142" calcext:value-type="float">
            <text:p>142</text:p>
          </table:table-cell>
          <table:table-cell office:value-type="float" office:value="30.952380952381" calcext:value-type="float">
            <text:p>30.95238095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13:.G13])" office:value-type="float" office:value="0" calcext:value-type="float">
            <text:p>0</text:p>
          </table:table-cell>
          <table:table-cell/>
          <table:table-cell table:formula="of:=[.H13]-[.M13]" office:value-type="float" office:value="-83.3333333333333" calcext:value-type="float">
            <text:p>-83.3333333333</text:p>
          </table:table-cell>
          <table:table-cell table:formula="of:=([.B13]-[.L13])/[.L13]*100"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E14:.G14])" office:value-type="float" office:value="33.3333333333333" calcext:value-type="float">
            <text:p>33.3333333333</text:p>
          </table:table-cell>
          <table:table-cell/>
          <table:table-cell table:formula="of:=[.H14]-[.M14]" office:value-type="float" office:value="-33.3333333333333" calcext:value-type="float">
            <text:p>-33.3333333333</text:p>
          </table:table-cell>
          <table:table-cell table:formula="of:=([.B14]-[.L14])/[.L14]*100" office:value-type="float" office:value="-73.5632183908046" calcext:value-type="float">
            <text:p>-73.5632183908</text:p>
          </table:table-cell>
          <table:table-cell office:value-type="float" office:value="87" calcext:value-type="float">
            <text:p>87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ilver_javel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.6666666666667" calcext:value-type="float">
            <text:p>66.6666666667</text:p>
          </table:table-cell>
          <table:table-cell table:style-name="ce3" office:value-type="float" office:value="33.3333333333333" calcext:value-type="float">
            <text:p>33.3333333333</text:p>
          </table:table-cell>
          <table:table-cell table:style-name="ce3" office:value-type="float" office:value="66.6666666666667" calcext:value-type="float">
            <text:p>66.6666666667</text:p>
          </table:table-cell>
          <table:table-cell table:style-name="ce3" table:formula="of:=AVERAGE([.E15:.G15])" office:value-type="float" office:value="55.5555555555555" calcext:value-type="float">
            <text:p>55.5555555556</text:p>
          </table:table-cell>
          <table:table-cell/>
          <table:table-cell table:formula="of:=[.H15]-[.M15]" office:value-type="float" office:value="0" calcext:value-type="float">
            <text:p>0</text:p>
          </table:table-cell>
          <table:table-cell table:formula="of:=([.B15]-[.L15])/[.L15]*100" office:value-type="float" office:value="-73.9583333333333" calcext:value-type="float">
            <text:p>-73.9583333333</text:p>
          </table:table-cell>
          <table:table-cell office:value-type="float" office:value="96" calcext:value-type="float">
            <text:p>96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mpeter_winter_whiting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table:formula="of:=AVERAGE([.E16:.G16])" office:value-type="float" office:value="22.2222222222222" calcext:value-type="float">
            <text:p>22.2222222222</text:p>
          </table:table-cell>
          <table:table-cell/>
          <table:table-cell table:formula="of:=[.H16]-[.M16]" office:value-type="float" office:value="-68.9542483660131" calcext:value-type="float">
            <text:p>-68.954248366</text:p>
          </table:table-cell>
          <table:table-cell table:formula="of:=([.B16]-[.L16])/[.L16]*100" office:value-type="float" office:value="-97.4212034383954" calcext:value-type="float">
            <text:p>-97.4212034384</text:p>
          </table:table-cell>
          <table:table-cell office:value-type="float" office:value="1047" calcext:value-type="float">
            <text:p>1047</text:p>
          </table:table-cell>
          <table:table-cell office:value-type="float" office:value="91.1764705882353" calcext:value-type="float">
            <text:p>91.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E17:.G17])" office:value-type="float" office:value="50" calcext:value-type="float">
            <text:p>50</text:p>
          </table:table-cell>
          <table:table-cell/>
          <table:table-cell table:formula="of:=[.H17]-[.M17]" office:value-type="float" office:value="-28.4722222222222" calcext:value-type="float">
            <text:p>-28.4722222222</text:p>
          </table:table-cell>
          <table:table-cell table:formula="of:=([.B17]-[.L17])/[.L17]*100" office:value-type="float" office:value="-93.8086303939962" calcext:value-type="float">
            <text:p>-93.808630394</text:p>
          </table:table-cell>
          <table:table-cell office:value-type="float" office:value="533" calcext:value-type="float">
            <text:p>533</text:p>
          </table:table-cell>
          <table:table-cell office:value-type="float" office:value="78.4722222222222" calcext:value-type="float">
            <text:p>78.47222222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E18:.G18])" office:value-type="float" office:value="91.6666666666667" calcext:value-type="float">
            <text:p>91.6666666667</text:p>
          </table:table-cell>
          <table:table-cell/>
          <table:table-cell table:formula="of:=[.H18]-[.M18]" office:value-type="float" office:value="41.6666666666667" calcext:value-type="float">
            <text:p>41.6666666667</text:p>
          </table:table-cell>
          <table:table-cell table:formula="of:=([.B18]-[.L18])/[.L18]*100" office:value-type="float" office:value="-44.4444444444444" calcext:value-type="float">
            <text:p>-44.444444444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orthern_whiting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.3333333333333" calcext:value-type="float">
            <text:p>83.3333333333</text:p>
          </table:table-cell>
          <table:table-cell table:number-columns-repeated="2" table:style-name="ce3" office:value-type="float" office:value="66.6666666666667" calcext:value-type="float">
            <text:p>66.6666666667</text:p>
          </table:table-cell>
          <table:table-cell table:style-name="ce3" table:formula="of:=AVERAGE([.E19:.G19])" office:value-type="float" office:value="72.2222222222222" calcext:value-type="float">
            <text:p>72.2222222222</text:p>
          </table:table-cell>
          <table:table-cell table:style-name="ce3"/>
          <table:table-cell table:style-name="ce3" table:formula="of:=[.H19]-[.M19]" office:value-type="float" office:value="-2.64116575591986" calcext:value-type="float">
            <text:p>-2.6411657559</text:p>
          </table:table-cell>
          <table:table-cell table:style-name="ce3" table:formula="of:=([.B19]-[.L19])/[.L19]*100" office:value-type="float" office:value="-91.9811320754717" calcext:value-type="float">
            <text:p>-91.981132075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74.8633879781421" calcext:value-type="float">
            <text:p>74.8633879781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E20:.G20])" office:value-type="float" office:value="50" calcext:value-type="float">
            <text:p>50</text:p>
          </table:table-cell>
          <table:table-cell table:style-name="ce3"/>
          <table:table-cell table:style-name="ce3" table:formula="of:=[.H20]-[.M20]" office:value-type="float" office:value="33.3333333333333" calcext:value-type="float">
            <text:p>33.3333333333</text:p>
          </table:table-cell>
          <table:table-cell table:style-name="ce3" table:formula="of:=([.B20]-[.L20])/[.L20]*100" office:value-type="float" office:value="237.5" calcext:value-type="float">
            <text:p>23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6666666666667" calcext:value-type="float">
            <text:p>16.6666666667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E21:.G21])" office:value-type="float" office:value="11.1111111111111" calcext:value-type="float">
            <text:p>11.1111111111</text:p>
          </table:table-cell>
          <table:table-cell table:style-name="ce3"/>
          <table:table-cell table:style-name="ce3" table:formula="of:=[.H21]-[.M21]" office:value-type="float" office:value="-48.8888888888889" calcext:value-type="float">
            <text:p>-48.8888888889</text:p>
          </table:table-cell>
          <table:table-cell table:style-name="ce3" table:formula="of:=([.B21]-[.L21])/[.L21]*100" office:value-type="float" office:value="-72.1951219512195" calcext:value-type="float">
            <text:p>-72.195121951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ikey_bream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 table:style-name="ce2" table:formula="of:=AVERAGE([.E22:.G22])" office:value-type="float" office:value="50" calcext:value-type="float">
            <text:p>50</text:p>
          </table:table-cell>
          <table:table-cell/>
          <table:table-cell table:formula="of:=[.H22]-[.M22]" office:value-type="float" office:value="-29.5698924731183" calcext:value-type="float">
            <text:p>-29.5698924731</text:p>
          </table:table-cell>
          <table:table-cell table:formula="of:=([.B22]-[.L22])/[.L22]*100" office:value-type="float" office:value="-90.6976744186047" calcext:value-type="float">
            <text:p>-90.6976744186</text:p>
          </table:table-cell>
          <table:table-cell office:value-type="float" office:value="645" calcext:value-type="float">
            <text:p>645</text:p>
          </table:table-cell>
          <table:table-cell office:value-type="float" office:value="79.5698924731183" calcext:value-type="float">
            <text:p>79.56989247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.8571428571429" calcext:value-type="float">
            <text:p>42.8571428571</text:p>
          </table:table-cell>
          <table:table-cell office:value-type="float" office:value="57.1428571428571" calcext:value-type="float">
            <text:p>57.1428571429</text:p>
          </table:table-cell>
          <table:table-cell table:formula="of:=AVERAGE([.E23:.G23])" office:value-type="float" office:value="47.6190476190476" calcext:value-type="float">
            <text:p>47.619047619</text:p>
          </table:table-cell>
          <table:table-cell/>
          <table:table-cell table:formula="of:=[.H23]-[.M23]" office:value-type="float" office:value="-14.4724556489263" calcext:value-type="float">
            <text:p>-14.4724556489</text:p>
          </table:table-cell>
          <table:table-cell table:formula="of:=([.B23]-[.L23])/[.L23]*100" office:value-type="float" office:value="-87.7394636015326" calcext:value-type="float">
            <text:p>-87.7394636015</text:p>
          </table:table-cell>
          <table:table-cell office:value-type="float" office:value="522" calcext:value-type="float">
            <text:p>522</text:p>
          </table:table-cell>
          <table:table-cell office:value-type="float" office:value="62.0915032679739" calcext:value-type="float">
            <text:p>62.091503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office:value-type="float" office:value="0" calcext:value-type="float">
            <text:p>0</text:p>
          </table:table-cell>
          <table:table-cell table:formula="of:=AVERAGE([.E24:.G24])" office:value-type="float" office:value="19.047619047619" calcext:value-type="float">
            <text:p>19.0476190476</text:p>
          </table:table-cell>
          <table:table-cell/>
          <table:table-cell table:formula="of:=[.H24]-[.M24]" office:value-type="float" office:value="-67.1592775041051" calcext:value-type="float">
            <text:p>-67.1592775041</text:p>
          </table:table-cell>
          <table:table-cell table:formula="of:=([.B24]-[.L24])/[.L24]*100" office:value-type="float" office:value="-88.3527454242929" calcext:value-type="float">
            <text:p>-88.3527454243</text:p>
          </table:table-cell>
          <table:table-cell office:value-type="float" office:value="601" calcext:value-type="float">
            <text:p>601</text:p>
          </table:table-cell>
          <table:table-cell office:value-type="float" office:value="86.2068965517241" calcext:value-type="float">
            <text:p>86.20689655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table:formula="of:=AVERAGE([.E25:.G25])" office:value-type="float" office:value="37.5" calcext:value-type="float">
            <text:p>37.5</text:p>
          </table:table-cell>
          <table:table-cell/>
          <table:table-cell table:formula="of:=[.H25]-[.M25]" office:value-type="float" office:value="37.5" calcext:value-type="float">
            <text:p>37.5</text:p>
          </table:table-cell>
          <table:table-cell table:formula="of:=([.B25]-[.L25])/[.L25]*100" office:value-type="float" office:value="491.666666666667" calcext:value-type="float">
            <text:p>491.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formula="of:=AVERAGE([.E26:.G26])" office:value-type="float" office:value="50" calcext:value-type="float">
            <text:p>50</text:p>
          </table:table-cell>
          <table:table-cell/>
          <table:table-cell table:formula="of:=[.H26]-[.M26]" office:value-type="float" office:value="2.38095238095237" calcext:value-type="float">
            <text:p>2.380952381</text:p>
          </table:table-cell>
          <table:table-cell table:formula="of:=([.B26]-[.L26])/[.L26]*100" office:value-type="float" office:value="12.5" calcext:value-type="float">
            <text:p>12.5</text:p>
          </table:table-cell>
          <table:table-cell office:value-type="float" office:value="64" calcext:value-type="float">
            <text:p>64</text:p>
          </table:table-cell>
          <table:table-cell office:value-type="float" office:value="47.6190476190476" calcext:value-type="float">
            <text:p>47.6190476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AVERAGE([.E27:.G27])" office:value-type="float" office:value="41.6666666666667" calcext:value-type="float">
            <text:p>41.6666666667</text:p>
          </table:table-cell>
          <table:table-cell/>
          <table:table-cell table:formula="of:=[.H27]-[.M27]" office:value-type="float" office:value="-25" calcext:value-type="float">
            <text:p>-25</text:p>
          </table:table-cell>
          <table:table-cell table:formula="of:=([.B27]-[.L27])/[.L27]*100" office:value-type="float" office:value="-16.2790697674419" calcext:value-type="float">
            <text:p>-16.2790697674</text:p>
          </table:table-cell>
          <table:table-cell office:value-type="float" office:value="86" calcext:value-type="float">
            <text:p>86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7.5" calcext:value-type="float">
            <text:p>87.5</text:p>
          </table:table-cell>
          <table:table-cell table:formula="of:=AVERAGE([.E28:.G28])" office:value-type="float" office:value="87.5" calcext:value-type="float">
            <text:p>87.5</text:p>
          </table:table-cell>
          <table:table-cell/>
          <table:table-cell table:formula="of:=[.H28]-[.M28]" office:value-type="float" office:value="8.33333333333333" calcext:value-type="float">
            <text:p>8.3333333333</text:p>
          </table:table-cell>
          <table:table-cell table:formula="of:=([.B28]-[.L28])/[.L28]*100" office:value-type="float" office:value="-90.1201602136182" calcext:value-type="float">
            <text:p>-90.1201602136</text:p>
          </table:table-cell>
          <table:table-cell office:value-type="float" office:value="749" calcext:value-type="float">
            <text:p>749</text:p>
          </table:table-cell>
          <table:table-cell office:value-type="float" office:value="79.1666666666667" calcext:value-type="float">
            <text:p>79.16666666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chool_mackerel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1.4285714285714" calcext:value-type="float">
            <text:p>71.4285714286</text:p>
          </table:table-cell>
          <table:table-cell table:style-name="ce2" office:value-type="float" office:value="42.8571428571429" calcext:value-type="float">
            <text:p>42.8571428571</text:p>
          </table:table-cell>
          <table:table-cell table:style-name="ce2" table:formula="of:=AVERAGE([.E29:.G29])" office:value-type="float" office:value="61.9047619047619" calcext:value-type="float">
            <text:p>61.9047619048</text:p>
          </table:table-cell>
          <table:table-cell/>
          <table:table-cell table:formula="of:=[.H29]-[.M29]" office:value-type="float" office:value="61.9047619047619" calcext:value-type="float">
            <text:p>61.9047619048</text:p>
          </table:table-cell>
          <table:table-cell table:formula="of:=([.B29]-[.L29])/[.L29]*100" office:value-type="float" office:value="254.545454545455" calcext:value-type="float">
            <text:p>254.54545454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7.5" calcext:value-type="float">
            <text:p>87.5</text:p>
          </table:table-cell>
          <table:table-cell table:formula="of:=AVERAGE([.E30:.G30])" office:value-type="float" office:value="87.5" calcext:value-type="float">
            <text:p>87.5</text:p>
          </table:table-cell>
          <table:table-cell/>
          <table:table-cell table:formula="of:=[.H30]-[.M30]" office:value-type="float" office:value="62.5" calcext:value-type="float">
            <text:p>62.5</text:p>
          </table:table-cell>
          <table:table-cell table:formula="of:=([.B30]-[.L30])/[.L30]*100" office:value-type="float" office:value="-37.2093023255814" calcext:value-type="float">
            <text:p>-37.2093023256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AVERAGE([.E31:.G31])" office:value-type="float" office:value="70.8333333333333" calcext:value-type="float">
            <text:p>70.8333333333</text:p>
          </table:table-cell>
          <table:table-cell/>
          <table:table-cell table:formula="of:=[.H31]-[.M31]" office:value-type="float" office:value="-29.1666666666667" calcext:value-type="float">
            <text:p>-29.1666666667</text:p>
          </table:table-cell>
          <table:table-cell table:formula="of:=([.B31]-[.L31])/[.L31]*100" office:value-type="float" office:value="-82.4742268041237" calcext:value-type="float">
            <text:p>-82.4742268041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E32:.G32])" office:value-type="float" office:value="58.3333333333333" calcext:value-type="float">
            <text:p>58.3333333333</text:p>
          </table:table-cell>
          <table:table-cell/>
          <table:table-cell table:formula="of:=[.H32]-[.M32]" office:value-type="float" office:value="3.78787878787877" calcext:value-type="float">
            <text:p>3.7878787879</text:p>
          </table:table-cell>
          <table:table-cell table:formula="of:=([.B32]-[.L32])/[.L32]*100" office:value-type="float" office:value="-28.9256198347107" calcext:value-type="float">
            <text:p>-28.9256198347</text:p>
          </table:table-cell>
          <table:table-cell office:value-type="float" office:value="121" calcext:value-type="float">
            <text:p>121</text:p>
          </table:table-cell>
          <table:table-cell office:value-type="float" office:value="54.5454545454546" calcext:value-type="float">
            <text:p>54.54545454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formula="of:=AVERAGE([.E33:.G33])" office:value-type="float" office:value="70.8333333333333" calcext:value-type="float">
            <text:p>70.8333333333</text:p>
          </table:table-cell>
          <table:table-cell/>
          <table:table-cell table:formula="of:=[.H33]-[.M33]" office:value-type="float" office:value="20.8333333333333" calcext:value-type="float">
            <text:p>20.8333333333</text:p>
          </table:table-cell>
          <table:table-cell table:formula="of:=([.B33]-[.L33])/[.L33]*100" office:value-type="float" office:value="61.1111111111111" calcext:value-type="float">
            <text:p>61.111111111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34:.G34])" office:value-type="float" office:value="100" calcext:value-type="float">
            <text:p>100</text:p>
          </table:table-cell>
          <table:table-cell/>
          <table:table-cell table:formula="of:=[.H34]-[.M34]" office:value-type="float" office:value="54.1666666666667" calcext:value-type="float">
            <text:p>54.1666666667</text:p>
          </table:table-cell>
          <table:table-cell table:formula="of:=([.B34]-[.L34])/[.L34]*100"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5.8333333333333" calcext:value-type="float">
            <text:p>45.8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5.5555555555556" calcext:value-type="float">
            <text:p>55.5555555556</text:p>
          </table:table-cell>
          <table:table-cell table:formula="of:=AVERAGE([.E35:.G35])" office:value-type="float" office:value="51.8518518518519" calcext:value-type="float">
            <text:p>51.8518518519</text:p>
          </table:table-cell>
          <table:table-cell/>
          <table:table-cell table:formula="of:=[.H35]-[.M35]" office:value-type="float" office:value="-13.1481481481482" calcext:value-type="float">
            <text:p>-13.1481481481</text:p>
          </table:table-cell>
          <table:table-cell table:formula="of:=([.B35]-[.L35])/[.L35]*100" office:value-type="float" office:value="-76.6423357664234" calcext:value-type="float">
            <text:p>-76.6423357664</text:p>
          </table:table-cell>
          <table:table-cell office:value-type="float" office:value="411" calcext:value-type="float">
            <text:p>411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55.5555555555556" calcext:value-type="float">
            <text:p>55.5555555556</text:p>
          </table:table-cell>
          <table:table-cell table:formula="of:=AVERAGE([.E36:.G36])" office:value-type="float" office:value="55.5555555555556" calcext:value-type="float">
            <text:p>55.5555555556</text:p>
          </table:table-cell>
          <table:table-cell/>
          <table:table-cell table:formula="of:=[.H36]-[.M36]" office:value-type="float" office:value="-14.1414141414141" calcext:value-type="float">
            <text:p>-14.1414141414</text:p>
          </table:table-cell>
          <table:table-cell table:formula="of:=([.B36]-[.L36])/[.L36]*100" office:value-type="float" office:value="-57.6271186440678" calcext:value-type="float">
            <text:p>-57.6271186441</text:p>
          </table:table-cell>
          <table:table-cell office:value-type="float" office:value="236" calcext:value-type="float">
            <text:p>236</text:p>
          </table:table-cell>
          <table:table-cell office:value-type="float" office:value="69.6969696969697" calcext:value-type="float">
            <text:p>69.6969696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1.8181818181818" calcext:value-type="float">
            <text:p>81.8181818182</text:p>
          </table:table-cell>
          <table:table-cell office:value-type="float" office:value="72.7272727272727" calcext:value-type="float">
            <text:p>72.7272727273</text:p>
          </table:table-cell>
          <table:table-cell table:formula="of:=AVERAGE([.E37:.G37])" office:value-type="float" office:value="78.7878787878788" calcext:value-type="float">
            <text:p>78.7878787879</text:p>
          </table:table-cell>
          <table:table-cell/>
          <table:table-cell table:formula="of:=[.H37]-[.M37]" office:value-type="float" office:value="29.6650717703349" calcext:value-type="float">
            <text:p>29.6650717703</text:p>
          </table:table-cell>
          <table:table-cell table:formula="of:=([.B37]-[.L37])/[.L37]*100" office:value-type="float" office:value="-42.7835051546392" calcext:value-type="float">
            <text:p>-42.7835051546</text:p>
          </table:table-cell>
          <table:table-cell office:value-type="float" office:value="194" calcext:value-type="float">
            <text:p>194</text:p>
          </table:table-cell>
          <table:table-cell office:value-type="float" office:value="49.1228070175439" calcext:value-type="float">
            <text:p>49.12280701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27.2727272727273" calcext:value-type="float">
            <text:p>27.2727272727</text:p>
          </table:table-cell>
          <table:table-cell table:formula="of:=AVERAGE([.E38:.G38])" office:value-type="float" office:value="27.2727272727273" calcext:value-type="float">
            <text:p>27.2727272727</text:p>
          </table:table-cell>
          <table:table-cell/>
          <table:table-cell table:formula="of:=[.H38]-[.M38]" office:value-type="float" office:value="-55.4195804195804" calcext:value-type="float">
            <text:p>-55.4195804196</text:p>
          </table:table-cell>
          <table:table-cell table:formula="of:=([.B38]-[.L38])/[.L38]*100" office:value-type="float" office:value="-79.3418647166362" calcext:value-type="float">
            <text:p>-79.3418647166</text:p>
          </table:table-cell>
          <table:table-cell office:value-type="float" office:value="547" calcext:value-type="float">
            <text:p>547</text:p>
          </table:table-cell>
          <table:table-cell office:value-type="float" office:value="82.6923076923077" calcext:value-type="float">
            <text:p>82.69230769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2" office:value-type="float" office:value="63.6363636363636" calcext:value-type="float">
            <text:p>63.6363636364</text:p>
          </table:table-cell>
          <table:table-cell table:formula="of:=AVERAGE([.E39:.G39])" office:value-type="float" office:value="54.5454545454545" calcext:value-type="float">
            <text:p>54.5454545455</text:p>
          </table:table-cell>
          <table:table-cell/>
          <table:table-cell table:formula="of:=[.H39]-[.M39]" office:value-type="float" office:value="-19.6608946608947" calcext:value-type="float">
            <text:p>-19.6608946609</text:p>
          </table:table-cell>
          <table:table-cell table:formula="of:=([.B39]-[.L39])/[.L39]*100" office:value-type="float" office:value="-86.1556064073227" calcext:value-type="float">
            <text:p>-86.1556064073</text:p>
          </table:table-cell>
          <table:table-cell office:value-type="float" office:value="874" calcext:value-type="float">
            <text:p>874</text:p>
          </table:table-cell>
          <table:table-cell office:value-type="float" office:value="74.2063492063492" calcext:value-type="float">
            <text:p>74.20634920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.6666666666667" calcext:value-type="float">
            <text:p>16.6666666667</text:p>
          </table:table-cell>
          <table:table-cell table:formula="of:=AVERAGE([.E40:.G40])" office:value-type="float" office:value="19.4444444444444" calcext:value-type="float">
            <text:p>19.4444444444</text:p>
          </table:table-cell>
          <table:table-cell/>
          <table:table-cell table:formula="of:=[.H40]-[.M40]" office:value-type="float" office:value="-30.982905982906" calcext:value-type="float">
            <text:p>-30.9829059829</text:p>
          </table:table-cell>
          <table:table-cell table:formula="of:=([.B40]-[.L40])/[.L40]*100" office:value-type="float" office:value="-68.4596577017115" calcext:value-type="float">
            <text:p>-68.4596577017</text:p>
          </table:table-cell>
          <table:table-cell office:value-type="float" office:value="409" calcext:value-type="float">
            <text:p>409</text:p>
          </table:table-cell>
          <table:table-cell office:value-type="float" office:value="50.4273504273504" calcext:value-type="float">
            <text:p>50.4273504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.8461538461539" calcext:value-type="float">
            <text:p>53.8461538462</text:p>
          </table:table-cell>
          <table:table-cell table:number-columns-repeated="2" office:value-type="float" office:value="61.5384615384615" calcext:value-type="float">
            <text:p>61.5384615385</text:p>
          </table:table-cell>
          <table:table-cell table:formula="of:=AVERAGE([.E41:.G41])" office:value-type="float" office:value="58.974358974359" calcext:value-type="float">
            <text:p>58.9743589744</text:p>
          </table:table-cell>
          <table:table-cell/>
          <table:table-cell table:formula="of:=[.H41]-[.M41]" office:value-type="float" office:value="-16.025641025641" calcext:value-type="float">
            <text:p>-16.0256410256</text:p>
          </table:table-cell>
          <table:table-cell table:formula="of:=([.B41]-[.L41])/[.L41]*100" office:value-type="float" office:value="78.3783783783784" calcext:value-type="float">
            <text:p>78.378378378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64.2857142857143" calcext:value-type="float">
            <text:p>64.2857142857</text:p>
          </table:table-cell>
          <table:table-cell table:formula="of:=AVERAGE([.E42:.G42])" office:value-type="float" office:value="52.3809523809524" calcext:value-type="float">
            <text:p>52.380952381</text:p>
          </table:table-cell>
          <table:table-cell/>
          <table:table-cell table:formula="of:=[.H42]-[.M42]" office:value-type="float" office:value="52.3809523809524" calcext:value-type="float">
            <text:p>52.380952381</text:p>
          </table:table-cell>
          <table:table-cell table:formula="of:=([.B42]-[.L42])/[.L42]*100" office:value-type="float" office:value="576.190476190476" calcext:value-type="float">
            <text:p>576.19047619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AVERAGE([.E43:.G43])" office:value-type="float" office:value="76.6666666666667" calcext:value-type="float">
            <text:p>76.6666666667</text:p>
          </table:table-cell>
          <table:table-cell table:style-name="ce3"/>
          <table:table-cell table:style-name="ce3" table:formula="of:=[.H43]-[.M43]" office:value-type="float" office:value="-6.66666666666663" calcext:value-type="float">
            <text:p>-6.6666666667</text:p>
          </table:table-cell>
          <table:table-cell table:style-name="ce3" table:formula="of:=([.B43]-[.L43])/[.L43]*100" office:value-type="float" office:value="186.274509803922" calcext:value-type="float">
            <text:p>186.27450980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.3333333333333" calcext:value-type="float">
            <text:p>83.3333333333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</text:p>
          </table:table-cell>
          <table:table-cell office:value-type="float" office:value="86.6666666666667" calcext:value-type="float">
            <text:p>86.6666666667</text:p>
          </table:table-cell>
          <table:table-cell office:value-type="float" office:value="93.3333333333333" calcext:value-type="float">
            <text:p>93.3333333333</text:p>
          </table:table-cell>
          <table:table-cell table:formula="of:=AVERAGE([.E44:.G44])" office:value-type="float" office:value="91.1111111111111" calcext:value-type="float">
            <text:p>91.1111111111</text:p>
          </table:table-cell>
          <table:table-cell/>
          <table:table-cell table:formula="of:=[.H44]-[.M44]" office:value-type="float" office:value="20" calcext:value-type="float">
            <text:p>20</text:p>
          </table:table-cell>
          <table:table-cell table:formula="of:=([.B44]-[.L44])/[.L44]*100" office:value-type="float" office:value="-5.0314465408805" calcext:value-type="float">
            <text:p>-5.0314465409</text:p>
          </table:table-cell>
          <table:table-cell office:value-type="float" office:value="159" calcext:value-type="float">
            <text:p>159</text:p>
          </table:table-cell>
          <table:table-cell office:value-type="float" office:value="71.1111111111111" calcext:value-type="float">
            <text:p>71.11111111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6.6666666666667" calcext:value-type="float">
            <text:p>86.6666666667</text:p>
          </table:table-cell>
          <table:table-cell office:value-type="float" office:value="73.3333333333333" calcext:value-type="float">
            <text:p>73.3333333333</text:p>
          </table:table-cell>
          <table:table-cell table:formula="of:=AVERAGE([.E45:.G45])" office:value-type="float" office:value="82.2222222222222" calcext:value-type="float">
            <text:p>82.2222222222</text:p>
          </table:table-cell>
          <table:table-cell/>
          <table:table-cell table:formula="of:=[.H45]-[.M45]" office:value-type="float" office:value="-13.7037037037037" calcext:value-type="float">
            <text:p>-13.7037037037</text:p>
          </table:table-cell>
          <table:table-cell table:formula="of:=([.B45]-[.L45])/[.L45]*100" office:value-type="float" office:value="-83.0128205128205" calcext:value-type="float">
            <text:p>-83.0128205128</text:p>
          </table:table-cell>
          <table:table-cell office:value-type="float" office:value="936" calcext:value-type="float">
            <text:p>936</text:p>
          </table:table-cell>
          <table:table-cell office:value-type="float" office:value="95.9259259259259" calcext:value-type="float">
            <text:p>95.92592592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3.3333333333333" calcext:value-type="float">
            <text:p>73.3333333333</text:p>
          </table:table-cell>
          <table:table-cell table:formula="of:=AVERAGE([.E46:.G46])" office:value-type="float" office:value="75.5555555555556" calcext:value-type="float">
            <text:p>75.5555555556</text:p>
          </table:table-cell>
          <table:table-cell table:style-name="ce2"/>
          <table:table-cell table:style-name="ce2" table:formula="of:=[.H46]-[.M46]" office:value-type="float" office:value="58.8888888888889" calcext:value-type="float">
            <text:p>58.8888888889</text:p>
          </table:table-cell>
          <table:table-cell table:style-name="ce2" table:formula="of:=([.B46]-[.L46])/[.L46]*100" office:value-type="float" office:value="318.421052631579" calcext:value-type="float">
            <text:p>318.42105263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.6666666666667" calcext:value-type="float">
            <text:p>16.6666666667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spotted_mackerel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1.1764705882353" calcext:value-type="float">
            <text:p>41.1764705882</text:p>
          </table:table-cell>
          <table:table-cell table:style-name="ce2" office:value-type="float" office:value="29.4117647058824" calcext:value-type="float">
            <text:p>29.4117647059</text:p>
          </table:table-cell>
          <table:table-cell table:style-name="ce2" office:value-type="float" office:value="47.0588235294118" calcext:value-type="float">
            <text:p>47.0588235294</text:p>
          </table:table-cell>
          <table:table-cell table:style-name="ce2" table:formula="of:=AVERAGE([.E47:.G47])" office:value-type="float" office:value="39.2156862745098" calcext:value-type="float">
            <text:p>39.2156862745</text:p>
          </table:table-cell>
          <table:table-cell/>
          <table:table-cell table:formula="of:=[.H47]-[.M47]" office:value-type="float" office:value="-51.7565359477124" calcext:value-type="float">
            <text:p>-51.7565359477</text:p>
          </table:table-cell>
          <table:table-cell table:formula="of:=([.B47]-[.L47])/[.L47]*100" office:value-type="float" office:value="-66.2745098039216" calcext:value-type="float">
            <text:p>-66.2745098039</text:p>
          </table:table-cell>
          <table:table-cell office:value-type="float" office:value="510" calcext:value-type="float">
            <text:p>510</text:p>
          </table:table-cell>
          <table:table-cell office:value-type="float" office:value="90.9722222222222" calcext:value-type="float">
            <text:p>90.97222222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1.1111111111111" calcext:value-type="float">
            <text:p>61.1111111111</text:p>
          </table:table-cell>
          <table:table-cell office:value-type="float" office:value="55.5555555555556" calcext:value-type="float">
            <text:p>55.5555555556</text:p>
          </table:table-cell>
          <table:table-cell table:formula="of:=AVERAGE([.E48:.G48])" office:value-type="float" office:value="59.2592592592593" calcext:value-type="float">
            <text:p>59.2592592593</text:p>
          </table:table-cell>
          <table:table-cell/>
          <table:table-cell table:formula="of:=[.H48]-[.M48]" office:value-type="float" office:value="59.2592592592593" calcext:value-type="float">
            <text:p>59.2592592593</text:p>
          </table:table-cell>
          <table:table-cell table:formula="of:=([.B48]-[.L48])/[.L48]*100" office:value-type="float" office:value="988.235294117647" calcext:value-type="float">
            <text:p>988.23529411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ahoo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.3333333333333" calcext:value-type="float">
            <text:p>33.3333333333</text:p>
          </table:table-cell>
          <table:table-cell table:style-name="ce3" office:value-type="float" office:value="38.8888888888889" calcext:value-type="float">
            <text:p>38.8888888889</text:p>
          </table:table-cell>
          <table:table-cell table:style-name="ce3" office:value-type="float" office:value="61.1111111111111" calcext:value-type="float">
            <text:p>61.1111111111</text:p>
          </table:table-cell>
          <table:table-cell table:style-name="ce3" table:formula="of:=AVERAGE([.E49:.G49])" office:value-type="float" office:value="44.4444444444444" calcext:value-type="float">
            <text:p>44.4444444444</text:p>
          </table:table-cell>
          <table:table-cell/>
          <table:table-cell table:formula="of:=[.H49]-[.M49]" office:value-type="float" office:value="44.4444444444444" calcext:value-type="float">
            <text:p>44.4444444444</text:p>
          </table:table-cell>
          <table:table-cell table:formula="of:=([.B49]-[.L49])/[.L49]*100" office:value-type="float" office:value="3640" calcext:value-type="float">
            <text:p>36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36.8421052631579" calcext:value-type="float">
            <text:p>36.8421052632</text:p>
          </table:table-cell>
          <table:table-cell table:formula="of:=AVERAGE([.E50:.G50])" office:value-type="float" office:value="45.6140350877193" calcext:value-type="float">
            <text:p>45.6140350877</text:p>
          </table:table-cell>
          <table:table-cell table:style-name="ce3"/>
          <table:table-cell table:style-name="ce3" table:formula="of:=[.H50]-[.M50]" office:value-type="float" office:value="-24.8987854251012" calcext:value-type="float">
            <text:p>-24.8987854251</text:p>
          </table:table-cell>
          <table:table-cell table:style-name="ce3" table:formula="of:=([.B50]-[.L50])/[.L50]*100" office:value-type="float" office:value="-29.9270072992701" calcext:value-type="float">
            <text:p>-29.927007299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0.5128205128205" calcext:value-type="float">
            <text:p>70.5128205128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4210526316" calcext:value-type="float">
            <text:p>47.3684210526</text:p>
          </table:table-cell>
          <table:table-cell office:value-type="float" office:value="68.421052631579" calcext:value-type="float">
            <text:p>68.4210526316</text:p>
          </table:table-cell>
          <table:table-cell office:value-type="float" office:value="57.8947368421053" calcext:value-type="float">
            <text:p>57.8947368421</text:p>
          </table:table-cell>
          <table:table-cell table:formula="of:=AVERAGE([.E51:.G51])" office:value-type="float" office:value="57.8947368421053" calcext:value-type="float">
            <text:p>57.8947368421</text:p>
          </table:table-cell>
          <table:table-cell/>
          <table:table-cell table:formula="of:=[.H51]-[.M51]" office:value-type="float" office:value="-28.7719298245614" calcext:value-type="float">
            <text:p>-28.7719298246</text:p>
          </table:table-cell>
          <table:table-cell table:formula="of:=([.B51]-[.L51])/[.L51]*100" office:value-type="float" office:value="28.476821192053" calcext:value-type="float">
            <text:p>28.4768211921</text:p>
          </table:table-cell>
          <table:table-cell office:value-type="float" office:value="151" calcext:value-type="float">
            <text:p>151</text:p>
          </table:table-cell>
          <table:table-cell office:value-type="float" office:value="86.6666666666667" calcext:value-type="float">
            <text:p>86.666666666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iant_queenfish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AVERAGE([.E52:.G52])" office:value-type="float" office:value="48.3333333333333" calcext:value-type="float">
            <text:p>48.3333333333</text:p>
          </table:table-cell>
          <table:table-cell/>
          <table:table-cell table:formula="of:=[.H52]-[.M52]" office:value-type="float" office:value="48.3333333333333" calcext:value-type="float">
            <text:p>48.3333333333</text:p>
          </table:table-cell>
          <table:table-cell table:formula="of:=([.B52]-[.L52])/[.L52]*100" office:value-type="float" office:value="3316.66666666667" calcext:value-type="float">
            <text:p>3316.66666666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2.7272727272727" calcext:value-type="float">
            <text:p>72.7272727273</text:p>
          </table:table-cell>
          <table:table-cell office:value-type="float" office:value="68.1818181818182" calcext:value-type="float">
            <text:p>68.1818181818</text:p>
          </table:table-cell>
          <table:table-cell table:formula="of:=AVERAGE([.E53:.G53])" office:value-type="float" office:value="71.2121212121212" calcext:value-type="float">
            <text:p>71.2121212121</text:p>
          </table:table-cell>
          <table:table-cell table:style-name="ce2"/>
          <table:table-cell table:style-name="ce2" table:formula="of:=[.H53]-[.M53]" office:value-type="float" office:value="56.9264069264069" calcext:value-type="float">
            <text:p>56.9264069264</text:p>
          </table:table-cell>
          <table:table-cell table:style-name="ce2" table:formula="of:=([.B53]-[.L53])/[.L53]*100" office:value-type="float" office:value="268.75" calcext:value-type="float">
            <text:p>268.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.2857142857143" calcext:value-type="float">
            <text:p>14.2857142857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samsonfish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.0769230769231" calcext:value-type="float">
            <text:p>73.0769230769</text:p>
          </table:table-cell>
          <table:table-cell table:number-columns-repeated="2" table:style-name="ce3" office:value-type="float" office:value="53.8461538461539" calcext:value-type="float">
            <text:p>53.8461538462</text:p>
          </table:table-cell>
          <table:table-cell table:style-name="ce3" table:formula="of:=AVERAGE([.E54:.G54])" office:value-type="float" office:value="60.2564102564103" calcext:value-type="float">
            <text:p>60.2564102564</text:p>
          </table:table-cell>
          <table:table-cell/>
          <table:table-cell table:formula="of:=[.H54]-[.M54]" office:value-type="float" office:value="-39.7435897435897" calcext:value-type="float">
            <text:p>-39.7435897436</text:p>
          </table:table-cell>
          <table:table-cell table:formula="of:=([.B54]-[.L54])/[.L54]*100" office:value-type="float" office:value="204.444444444444" calcext:value-type="float">
            <text:p>204.444444444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E55:.G55])" office:value-type="float" office:value="83.3333333333333" calcext:value-type="float">
            <text:p>83.3333333333</text:p>
          </table:table-cell>
          <table:table-cell/>
          <table:table-cell table:formula="of:=[.H55]-[.M55]" office:value-type="float" office:value="3.33333333333334" calcext:value-type="float">
            <text:p>3.3333333333</text:p>
          </table:table-cell>
          <table:table-cell table:formula="of:=([.B55]-[.L55])/[.L55]*100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331" calcext:value-type="float">
            <text:p>33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3.125" calcext:value-type="float">
            <text:p>53.125</text:p>
          </table:table-cell>
          <table:table-cell office:value-type="float" office:value="46.875" calcext:value-type="float">
            <text:p>46.875</text:p>
          </table:table-cell>
          <table:table-cell office:value-type="float" office:value="31.25" calcext:value-type="float">
            <text:p>31.25</text:p>
          </table:table-cell>
          <table:table-cell table:formula="of:=AVERAGE([.E56:.G56])" office:value-type="float" office:value="43.75" calcext:value-type="float">
            <text:p>43.75</text:p>
          </table:table-cell>
          <table:table-cell/>
          <table:table-cell table:formula="of:=[.H56]-[.M56]" office:value-type="float" office:value="-13.6574074074074" calcext:value-type="float">
            <text:p>-13.6574074074</text:p>
          </table:table-cell>
          <table:table-cell table:formula="of:=([.B56]-[.L56])/[.L56]*100" office:value-type="float" office:value="78.9189189189189" calcext:value-type="float">
            <text:p>78.9189189189</text:p>
          </table:table-cell>
          <table:table-cell office:value-type="float" office:value="185" calcext:value-type="float">
            <text:p>185</text:p>
          </table:table-cell>
          <table:table-cell office:value-type="float" office:value="57.4074074074074" calcext:value-type="float">
            <text:p>57.40740740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353" calcext:value-type="float">
            <text:p>35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94.1176470588235" calcext:value-type="float">
            <text:p>94.1176470588</text:p>
          </table:table-cell>
          <table:table-cell table:number-columns-repeated="2" office:value-type="float" office:value="85.2941176470588" calcext:value-type="float">
            <text:p>85.2941176471</text:p>
          </table:table-cell>
          <table:table-cell table:formula="of:=AVERAGE([.E57:.G57])" office:value-type="float" office:value="88.2352941176471" calcext:value-type="float">
            <text:p>88.2352941176</text:p>
          </table:table-cell>
          <table:table-cell/>
          <table:table-cell table:formula="of:=[.H57]-[.M57]" office:value-type="float" office:value="59.0686274509804" calcext:value-type="float">
            <text:p>59.068627451</text:p>
          </table:table-cell>
          <table:table-cell table:formula="of:=([.B57]-[.L57])/[.L57]*100" office:value-type="float" office:value="397.183098591549" calcext:value-type="float">
            <text:p>397.1830985916</text:p>
          </table:table-cell>
          <table:table-cell office:value-type="float" office:value="71" calcext:value-type="float">
            <text:p>71</text:p>
          </table:table-cell>
          <table:table-cell office:value-type="float" office:value="29.1666666666667" calcext:value-type="float">
            <text:p>29.1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76" calcext:value-type="float">
            <text:p>37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97.2222222222222" calcext:value-type="float">
            <text:p>97.2222222222</text:p>
          </table:table-cell>
          <table:table-cell table:formula="of:=AVERAGE([.E58:.G58])" office:value-type="float" office:value="97.2222222222222" calcext:value-type="float">
            <text:p>97.2222222222</text:p>
          </table:table-cell>
          <table:table-cell table:style-name="ce3"/>
          <table:table-cell table:style-name="ce3" table:formula="of:=[.H58]-[.M58]" office:value-type="float" office:value="30.5555555555555" calcext:value-type="float">
            <text:p>30.5555555556</text:p>
          </table:table-cell>
          <table:table-cell table:style-name="ce3" table:formula="of:=([.B58]-[.L58])/[.L58]*100" office:value-type="float" office:value="1404" calcext:value-type="float">
            <text:p>14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.6666666666667" calcext:value-type="float">
            <text:p>66.6666666667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80.5555555555556" calcext:value-type="float">
            <text:p>80.5555555556</text:p>
          </table:table-cell>
          <table:table-cell office:value-type="float" office:value="72.2222222222222" calcext:value-type="float">
            <text:p>72.2222222222</text:p>
          </table:table-cell>
          <table:table-cell table:formula="of:=AVERAGE([.E59:.G59])" office:value-type="float" office:value="75.9259259259259" calcext:value-type="float">
            <text:p>75.9259259259</text:p>
          </table:table-cell>
          <table:table-cell/>
          <table:table-cell table:formula="of:=[.H59]-[.M59]" office:value-type="float" office:value="9.25925925925925" calcext:value-type="float">
            <text:p>9.2592592593</text:p>
          </table:table-cell>
          <table:table-cell table:formula="of:=([.B59]-[.L59])/[.L59]*100" office:value-type="float" office:value="1051.51515151515" calcext:value-type="float">
            <text:p>1051.5151515152</text:p>
          </table:table-cell>
          <table:table-cell office:value-type="float" office:value="33" calcext:value-type="float">
            <text:p>33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48.7179487179487" calcext:value-type="float">
            <text:p>48.7179487179</text:p>
          </table:table-cell>
          <table:table-cell table:formula="of:=AVERAGE([.E60:.G60])" office:value-type="float" office:value="50.4273504273504" calcext:value-type="float">
            <text:p>50.4273504274</text:p>
          </table:table-cell>
          <table:table-cell/>
          <table:table-cell table:formula="of:=[.H60]-[.M60]" office:value-type="float" office:value="-24.5726495726496" calcext:value-type="float">
            <text:p>-24.5726495726</text:p>
          </table:table-cell>
          <table:table-cell table:formula="of:=([.B60]-[.L60])/[.L60]*100" office:value-type="float" office:value="381.176470588235" calcext:value-type="float">
            <text:p>381.176470588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411" calcext:value-type="float">
            <text:p>41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.5</text:p>
          </table:table-cell>
          <table:table-cell office:value-type="float" office:value="22.5" calcext:value-type="float">
            <text:p>22.5</text:p>
          </table:table-cell>
          <table:table-cell office:value-type="float" office:value="50" calcext:value-type="float">
            <text:p>50</text:p>
          </table:table-cell>
          <table:table-cell table:formula="of:=AVERAGE([.E61:.G61])" office:value-type="float" office:value="41.6666666666667" calcext:value-type="float">
            <text:p>41.6666666667</text:p>
          </table:table-cell>
          <table:table-cell/>
          <table:table-cell table:formula="of:=[.H61]-[.M61]" office:value-type="float" office:value="-15.9090909090909" calcext:value-type="float">
            <text:p>-15.9090909091</text:p>
          </table:table-cell>
          <table:table-cell table:formula="of:=([.B61]-[.L61])/[.L61]*100" office:value-type="float" office:value="-12.3667377398721" calcext:value-type="float">
            <text:p>-12.3667377399</text:p>
          </table:table-cell>
          <table:table-cell office:value-type="float" office:value="469" calcext:value-type="float">
            <text:p>469</text:p>
          </table:table-cell>
          <table:table-cell office:value-type="float" office:value="57.5757575757576" calcext:value-type="float">
            <text:p>57.57575757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0.4545454545455" calcext:value-type="float">
            <text:p>70.4545454545</text:p>
          </table:table-cell>
          <table:table-cell office:value-type="float" office:value="63.6363636363636" calcext:value-type="float">
            <text:p>63.6363636364</text:p>
          </table:table-cell>
          <table:table-cell office:value-type="float" office:value="75" calcext:value-type="float">
            <text:p>75</text:p>
          </table:table-cell>
          <table:table-cell table:formula="of:=AVERAGE([.E62:.G62])" office:value-type="float" office:value="69.6969696969697" calcext:value-type="float">
            <text:p>69.696969697</text:p>
          </table:table-cell>
          <table:table-cell/>
          <table:table-cell table:formula="of:=[.H62]-[.M62]" office:value-type="float" office:value="-11.6755793226381" calcext:value-type="float">
            <text:p>-11.6755793226</text:p>
          </table:table-cell>
          <table:table-cell table:formula="of:=([.B62]-[.L62])/[.L62]*100" office:value-type="float" office:value="32.8611898016997" calcext:value-type="float">
            <text:p>32.8611898017</text:p>
          </table:table-cell>
          <table:table-cell office:value-type="float" office:value="353" calcext:value-type="float">
            <text:p>353</text:p>
          </table:table-cell>
          <table:table-cell office:value-type="float" office:value="81.3725490196078" calcext:value-type="float">
            <text:p>81.37254901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483" calcext:value-type="float">
            <text:p>48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6.5217391304348" calcext:value-type="float">
            <text:p>56.5217391304</text:p>
          </table:table-cell>
          <table:table-cell office:value-type="float" office:value="54.3478260869565" calcext:value-type="float">
            <text:p>54.347826087</text:p>
          </table:table-cell>
          <table:table-cell table:formula="of:=AVERAGE([.E63:.G63])" office:value-type="float" office:value="55.7971014492754" calcext:value-type="float">
            <text:p>55.7971014493</text:p>
          </table:table-cell>
          <table:table-cell/>
          <table:table-cell table:formula="of:=[.H63]-[.M63]" office:value-type="float" office:value="55.7971014492754" calcext:value-type="float">
            <text:p>55.7971014493</text:p>
          </table:table-cell>
          <table:table-cell table:formula="of:=([.B63]-[.L63])/[.L63]*100" office:value-type="float" office:value="3615.38461538462" calcext:value-type="float">
            <text:p>3615.38461538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64:.G64])" office:value-type="float" office:value="100" calcext:value-type="float">
            <text:p>100</text:p>
          </table:table-cell>
          <table:table-cell/>
          <table:table-cell table:formula="of:=[.H64]-[.M64]" office:value-type="float" office:value="49.0740740740741" calcext:value-type="float">
            <text:p>49.0740740741</text:p>
          </table:table-cell>
          <table:table-cell table:formula="of:=([.B64]-[.L64])/[.L64]*100" office:value-type="float" office:value="27.6315789473684" calcext:value-type="float">
            <text:p>27.6315789474</text:p>
          </table:table-cell>
          <table:table-cell office:value-type="float" office:value="380" calcext:value-type="float">
            <text:p>380</text:p>
          </table:table-cell>
          <table:table-cell office:value-type="float" office:value="50.9259259259259" calcext:value-type="float">
            <text:p>50.92592592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10" calcext:value-type="float">
            <text:p>51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93.75" calcext:value-type="float">
            <text:p>93.75</text:p>
          </table:table-cell>
          <table:table-cell office:value-type="float" office:value="89.5833333333333" calcext:value-type="float">
            <text:p>89.5833333333</text:p>
          </table:table-cell>
          <table:table-cell table:formula="of:=AVERAGE([.E65:.G65])" office:value-type="float" office:value="91.6666666666667" calcext:value-type="float">
            <text:p>91.6666666667</text:p>
          </table:table-cell>
          <table:table-cell table:style-name="ce2"/>
          <table:table-cell table:style-name="ce2" table:formula="of:=[.H65]-[.M65]" office:value-type="float" office:value="66.6666666666667" calcext:value-type="float">
            <text:p>66.6666666667</text:p>
          </table:table-cell>
          <table:table-cell table:style-name="ce2" table:formula="of:=([.B65]-[.L65])/[.L65]*100" office:value-type="float" office:value="308" calcext:value-type="float">
            <text:p>30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522" calcext:value-type="float">
            <text:p>52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.7843137254902" calcext:value-type="float">
            <text:p>60.7843137255</text:p>
          </table:table-cell>
          <table:table-cell office:value-type="float" office:value="56.8627450980392" calcext:value-type="float">
            <text:p>56.862745098</text:p>
          </table:table-cell>
          <table:table-cell office:value-type="float" office:value="64.7058823529412" calcext:value-type="float">
            <text:p>64.7058823529</text:p>
          </table:table-cell>
          <table:table-cell table:formula="of:=AVERAGE([.E66:.G66])" office:value-type="float" office:value="60.7843137254902" calcext:value-type="float">
            <text:p>60.7843137255</text:p>
          </table:table-cell>
          <table:table-cell/>
          <table:table-cell table:formula="of:=[.H66]-[.M66]" office:value-type="float" office:value="60.7843137254902" calcext:value-type="float">
            <text:p>60.7843137255</text:p>
          </table:table-cell>
          <table:table-cell table:formula="of:=([.B66]-[.L66])/[.L66]*100" office:value-type="float" office:value="7357.14285714286" calcext:value-type="float">
            <text:p>7357.14285714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533" calcext:value-type="float">
            <text:p>53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68.75" calcext:value-type="float">
            <text:p>68.75</text:p>
          </table:table-cell>
          <table:table-cell office:value-type="float" office:value="64.5833333333333" calcext:value-type="float">
            <text:p>64.5833333333</text:p>
          </table:table-cell>
          <table:table-cell office:value-type="float" office:value="72.9166666666667" calcext:value-type="float">
            <text:p>72.9166666667</text:p>
          </table:table-cell>
          <table:table-cell table:formula="of:=AVERAGE([.E67:.G67])" office:value-type="float" office:value="68.75" calcext:value-type="float">
            <text:p>68.75</text:p>
          </table:table-cell>
          <table:table-cell/>
          <table:table-cell table:formula="of:=[.H67]-[.M67]" office:value-type="float" office:value="13.1944444444444" calcext:value-type="float">
            <text:p>13.1944444444</text:p>
          </table:table-cell>
          <table:table-cell table:formula="of:=([.B67]-[.L67])/[.L67]*100"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547" calcext:value-type="float">
            <text:p>54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76.9230769230769" calcext:value-type="float">
            <text:p>76.9230769231</text:p>
          </table:table-cell>
          <table:table-cell office:value-type="float" office:value="84.6153846153846" calcext:value-type="float">
            <text:p>84.6153846154</text:p>
          </table:table-cell>
          <table:table-cell office:value-type="float" office:value="86.5384615384616" calcext:value-type="float">
            <text:p>86.5384615385</text:p>
          </table:table-cell>
          <table:table-cell table:formula="of:=AVERAGE([.E68:.G68])" office:value-type="float" office:value="82.6923076923077" calcext:value-type="float">
            <text:p>82.6923076923</text:p>
          </table:table-cell>
          <table:table-cell/>
          <table:table-cell table:formula="of:=[.H68]-[.M68]" office:value-type="float" office:value="49.3589743589744" calcext:value-type="float">
            <text:p>49.358974359</text:p>
          </table:table-cell>
          <table:table-cell table:formula="of:=([.B68]-[.L68])/[.L68]*100" office:value-type="float" office:value="2278.26086956522" calcext:value-type="float">
            <text:p>2278.2608695652</text:p>
          </table:table-cell>
          <table:table-cell office:value-type="float" office:value="23" calcext:value-type="float">
            <text:p>23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601" calcext:value-type="float">
            <text:p>60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9.3103448275862" calcext:value-type="float">
            <text:p>79.3103448276</text:p>
          </table:table-cell>
          <table:table-cell table:number-columns-repeated="2" office:value-type="float" office:value="86.2068965517241" calcext:value-type="float">
            <text:p>86.2068965517</text:p>
          </table:table-cell>
          <table:table-cell table:formula="of:=AVERAGE([.E69:.G69])" office:value-type="float" office:value="83.9080459770115" calcext:value-type="float">
            <text:p>83.908045977</text:p>
          </table:table-cell>
          <table:table-cell table:style-name="ce3"/>
          <table:table-cell table:style-name="ce3" table:formula="of:=[.H69]-[.M69]" office:value-type="float" office:value="32.7969348659004" calcext:value-type="float">
            <text:p>32.7969348659</text:p>
          </table:table-cell>
          <table:table-cell table:style-name="ce3" table:formula="of:=([.B69]-[.L69])/[.L69]*100" office:value-type="float" office:value="-3.37620578778135" calcext:value-type="float">
            <text:p>-3.376205787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1.1111111111111" calcext:value-type="float">
            <text:p>51.1111111111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15" calcext:value-type="float">
            <text:p>61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9.4915254237288" calcext:value-type="float">
            <text:p>69.4915254237</text:p>
          </table:table-cell>
          <table:table-cell office:value-type="float" office:value="62.7118644067797" calcext:value-type="float">
            <text:p>62.7118644068</text:p>
          </table:table-cell>
          <table:table-cell office:value-type="float" office:value="81.3559322033898" calcext:value-type="float">
            <text:p>81.3559322034</text:p>
          </table:table-cell>
          <table:table-cell table:formula="of:=AVERAGE([.E70:.G70])" office:value-type="float" office:value="71.1864406779661" calcext:value-type="float">
            <text:p>71.186440678</text:p>
          </table:table-cell>
          <table:table-cell/>
          <table:table-cell table:formula="of:=[.H70]-[.M70]" office:value-type="float" office:value="-12.1468926553672" calcext:value-type="float">
            <text:p>-12.1468926554</text:p>
          </table:table-cell>
          <table:table-cell table:formula="of:=([.B70]-[.L70])/[.L70]*100" office:value-type="float" office:value="659.259259259259" calcext:value-type="float">
            <text:p>659.2592592593</text:p>
          </table:table-cell>
          <table:table-cell office:value-type="float" office:value="81" calcext:value-type="float">
            <text:p>81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ailor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.6666666666667" calcext:value-type="float">
            <text:p>36.666666666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.3333333333333" calcext:value-type="float">
            <text:p>33.3333333333</text:p>
          </table:table-cell>
          <table:table-cell table:style-name="ce3" table:formula="of:=AVERAGE([.E71:.G71])" office:value-type="float" office:value="40" calcext:value-type="float">
            <text:p>40</text:p>
          </table:table-cell>
          <table:table-cell/>
          <table:table-cell table:formula="of:=[.H71]-[.M71]" office:value-type="float" office:value="25.7142857142857" calcext:value-type="float">
            <text:p>25.7142857143</text:p>
          </table:table-cell>
          <table:table-cell table:formula="of:=([.B71]-[.L71])/[.L71]*100" office:value-type="float" office:value="788.571428571429" calcext:value-type="float">
            <text:p>788.5714285714</text:p>
          </table:table-cell>
          <table:table-cell office:value-type="float" office:value="70" calcext:value-type="float">
            <text:p>70</text:p>
          </table:table-cell>
          <table:table-cell office:value-type="float" office:value="14.2857142857143" calcext:value-type="float">
            <text:p>14.285714285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usky_flathead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2.2950819672131" calcext:value-type="float">
            <text:p>62.2950819672</text:p>
          </table:table-cell>
          <table:table-cell table:style-name="ce3" office:value-type="float" office:value="75.4098360655738" calcext:value-type="float">
            <text:p>75.4098360656</text:p>
          </table:table-cell>
          <table:table-cell table:style-name="ce3" office:value-type="float" office:value="54.0983606557377" calcext:value-type="float">
            <text:p>54.0983606557</text:p>
          </table:table-cell>
          <table:table-cell table:style-name="ce3" table:formula="of:=AVERAGE([.E72:.G72])" office:value-type="float" office:value="63.9344262295082" calcext:value-type="float">
            <text:p>63.9344262295</text:p>
          </table:table-cell>
          <table:table-cell table:style-name="ce2"/>
          <table:table-cell table:style-name="ce2" table:formula="of:=[.H72]-[.M72]" office:value-type="float" office:value="63.9344262295082" calcext:value-type="float">
            <text:p>63.9344262295</text:p>
          </table:table-cell>
          <table:table-cell table:style-name="ce2" table:formula="of:=([.B72]-[.L72])/[.L72]*100" office:value-type="float" office:value="6260" calcext:value-type="float">
            <text:p>62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645" calcext:value-type="float">
            <text:p>64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79.0322580645161" calcext:value-type="float">
            <text:p>79.0322580645</text:p>
          </table:table-cell>
          <table:table-cell office:value-type="float" office:value="83.8709677419355" calcext:value-type="float">
            <text:p>83.8709677419</text:p>
          </table:table-cell>
          <table:table-cell office:value-type="float" office:value="85.4838709677419" calcext:value-type="float">
            <text:p>85.4838709677</text:p>
          </table:table-cell>
          <table:table-cell table:formula="of:=AVERAGE([.E73:.G73])" office:value-type="float" office:value="82.7956989247312" calcext:value-type="float">
            <text:p>82.7956989247</text:p>
          </table:table-cell>
          <table:table-cell table:style-name="ce2"/>
          <table:table-cell table:style-name="ce2" table:formula="of:=[.H73]-[.M73]" office:value-type="float" office:value="-0.537634408602145" calcext:value-type="float">
            <text:p>-0.5376344086</text:p>
          </table:table-cell>
          <table:table-cell table:style-name="ce2" table:formula="of:=([.B73]-[.L73])/[.L73]*100" office:value-type="float" office:value="3125" calcext:value-type="float">
            <text:p>31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3.3333333333333" calcext:value-type="float">
            <text:p>83.3333333333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651" calcext:value-type="float">
            <text:p>651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60.3174603174603" calcext:value-type="float">
            <text:p>60.3174603175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68.2539682539683" calcext:value-type="float">
            <text:p>68.253968254</text:p>
          </table:table-cell>
          <table:table-cell table:formula="of:=AVERAGE([.E74:.G74])" office:value-type="float" office:value="61.9047619047619" calcext:value-type="float">
            <text:p>61.9047619048</text:p>
          </table:table-cell>
          <table:table-cell table:style-name="ce3"/>
          <table:table-cell table:style-name="ce3" table:formula="of:=[.H74]-[.M74]" office:value-type="float" office:value="6.34920634920634" calcext:value-type="float">
            <text:p>6.3492063492</text:p>
          </table:table-cell>
          <table:table-cell table:style-name="ce3" table:formula="of:=([.B74]-[.L74])/[.L74]*100" office:value-type="float" office:value="248.128342245989" calcext:value-type="float">
            <text:p>248.12834224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5.5555555555556" calcext:value-type="float">
            <text:p>55.5555555556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749" calcext:value-type="float">
            <text:p>74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73.6111111111111" calcext:value-type="float">
            <text:p>73.6111111111</text:p>
          </table:table-cell>
          <table:table-cell office:value-type="float" office:value="75" calcext:value-type="float">
            <text:p>75</text:p>
          </table:table-cell>
          <table:table-cell office:value-type="float" office:value="61.1111111111111" calcext:value-type="float">
            <text:p>61.1111111111</text:p>
          </table:table-cell>
          <table:table-cell table:formula="of:=AVERAGE([.E75:.G75])" office:value-type="float" office:value="69.9074074074074" calcext:value-type="float">
            <text:p>69.9074074074</text:p>
          </table:table-cell>
          <table:table-cell/>
          <table:table-cell table:formula="of:=[.H75]-[.M75]" office:value-type="float" office:value="-2.8198653198653" calcext:value-type="float">
            <text:p>-2.8198653199</text:p>
          </table:table-cell>
          <table:table-cell table:formula="of:=([.B75]-[.L75])/[.L75]*100" office:value-type="float" office:value="574.774774774775" calcext:value-type="float">
            <text:p>574.7747747748</text:p>
          </table:table-cell>
          <table:table-cell office:value-type="float" office:value="111" calcext:value-type="float">
            <text:p>111</text:p>
          </table:table-cell>
          <table:table-cell office:value-type="float" office:value="72.7272727272727" calcext:value-type="float">
            <text:p>72.7272727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785" calcext:value-type="float">
            <text:p>7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.7368421052632" calcext:value-type="float">
            <text:p>69.7368421053</text:p>
          </table:table-cell>
          <table:table-cell office:value-type="float" office:value="53.9473684210526" calcext:value-type="float">
            <text:p>53.9473684211</text:p>
          </table:table-cell>
          <table:table-cell table:formula="of:=AVERAGE([.E76:.G76])" office:value-type="float" office:value="66.2280701754386" calcext:value-type="float">
            <text:p>66.2280701754</text:p>
          </table:table-cell>
          <table:table-cell/>
          <table:table-cell table:formula="of:=[.H76]-[.M76]" office:value-type="float" office:value="2.12550607287449" calcext:value-type="float">
            <text:p>2.1255060729</text:p>
          </table:table-cell>
          <table:table-cell table:formula="of:=([.B76]-[.L76])/[.L76]*100" office:value-type="float" office:value="494.69696969697" calcext:value-type="float">
            <text:p>494.696969697</text:p>
          </table:table-cell>
          <table:table-cell office:value-type="float" office:value="132" calcext:value-type="float">
            <text:p>132</text:p>
          </table:table-cell>
          <table:table-cell office:value-type="float" office:value="64.1025641025641" calcext:value-type="float">
            <text:p>64.1025641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874" calcext:value-type="float">
            <text:p>874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1.9047619047619" calcext:value-type="float">
            <text:p>61.9047619048</text:p>
          </table:table-cell>
          <table:table-cell office:value-type="float" office:value="69.0476190476191" calcext:value-type="float">
            <text:p>69.0476190476</text:p>
          </table:table-cell>
          <table:table-cell office:value-type="float" office:value="80.952380952381" calcext:value-type="float">
            <text:p>80.9523809524</text:p>
          </table:table-cell>
          <table:table-cell table:formula="of:=AVERAGE([.E77:.G77])" office:value-type="float" office:value="70.6349206349206" calcext:value-type="float">
            <text:p>70.6349206349</text:p>
          </table:table-cell>
          <table:table-cell/>
          <table:table-cell table:formula="of:=[.H77]-[.M77]" office:value-type="float" office:value="17.736369910283" calcext:value-type="float">
            <text:p>17.7363699103</text:p>
          </table:table-cell>
          <table:table-cell table:formula="of:=([.B77]-[.L77])/[.L77]*100" office:value-type="float" office:value="80.952380952381" calcext:value-type="float">
            <text:p>80.9523809524</text:p>
          </table:table-cell>
          <table:table-cell office:value-type="float" office:value="483" calcext:value-type="float">
            <text:p>483</text:p>
          </table:table-cell>
          <table:table-cell office:value-type="float" office:value="52.8985507246377" calcext:value-type="float">
            <text:p>52.89855072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36" calcext:value-type="float">
            <text:p>93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5.5555555555556" calcext:value-type="float">
            <text:p>95.5555555556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95.5555555555556" calcext:value-type="float">
            <text:p>95.5555555556</text:p>
          </table:table-cell>
          <table:table-cell table:formula="of:=AVERAGE([.E78:.G78])" office:value-type="float" office:value="95.1851851851852" calcext:value-type="float">
            <text:p>95.1851851852</text:p>
          </table:table-cell>
          <table:table-cell/>
          <table:table-cell table:formula="of:=[.H78]-[.M78]" office:value-type="float" office:value="36.993094789705" calcext:value-type="float">
            <text:p>36.9930947897</text:p>
          </table:table-cell>
          <table:table-cell table:formula="of:=([.B78]-[.L78])/[.L78]*100" office:value-type="float" office:value="52.1951219512195" calcext:value-type="float">
            <text:p>52.1951219512</text:p>
          </table:table-cell>
          <table:table-cell office:value-type="float" office:value="615" calcext:value-type="float">
            <text:p>615</text:p>
          </table:table-cell>
          <table:table-cell office:value-type="float" office:value="58.1920903954802" calcext:value-type="float">
            <text:p>58.19209039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47" calcext:value-type="float">
            <text:p>104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.2352941176471" calcext:value-type="float">
            <text:p>88.2352941176</text:p>
          </table:table-cell>
          <table:table-cell office:value-type="float" office:value="92.156862745098" calcext:value-type="float">
            <text:p>92.1568627451</text:p>
          </table:table-cell>
          <table:table-cell table:formula="of:=AVERAGE([.E79:.G79])" office:value-type="float" office:value="89.5424836601307" calcext:value-type="float">
            <text:p>89.5424836601</text:p>
          </table:table-cell>
          <table:table-cell/>
          <table:table-cell table:formula="of:=[.H79]-[.M79]" office:value-type="float" office:value="89.5424836601307" calcext:value-type="float">
            <text:p>89.5424836601</text:p>
          </table:table-cell>
          <table:table-cell table:formula="of:=([.B79]-[.L79])/[.L79]*100" office:value-type="float" office:value="14857.1428571429" calcext:value-type="float">
            <text:p>14857.14285714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54.055077288354" calcext:value-type="float">
            <text:p>54.0550772884</text:p>
          </table:table-cell>
          <table:table-cell office:value-type="float" office:value="53.8836561169437" calcext:value-type="float">
            <text:p>53.8836561169</text:p>
          </table:table-cell>
          <table:table-cell office:value-type="float" office:value="55.1878155099129" calcext:value-type="float">
            <text:p>55.1878155099</text:p>
          </table:table-cell>
          <table:table-cell table:formula="of:=AVERAGE([.E80:.G80])" office:value-type="float" office:value="54.3755163050702" calcext:value-type="float">
            <text:p>54.3755163051</text:p>
          </table:table-cell>
          <table:table-cell table:number-columns-repeated="2"/>
          <table:table-cell office:value-type="float" office:value="54.19" calcext:value-type="float">
            <text:p>54.1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84.8037600517273" calcext:value-type="float">
            <text:p>84.8037600517</text:p>
          </table:table-cell>
          <table:table-cell office:value-type="float" office:value="85.0062012672424" calcext:value-type="float">
            <text:p>85.0062012672</text:p>
          </table:table-cell>
          <table:table-cell office:value-type="float" office:value="84.5098912715912" calcext:value-type="float">
            <text:p>84.5098912716</text:p>
          </table:table-cell>
          <table:table-cell table:number-columns-repeated="5"/>
          <table:table-cell office:value-type="string" calcext:value-type="string">
            <text:p>new image classes weighted increase</text:p>
          </table:table-cell>
          <table:table-cell table:formula="of:=([.J73]+[.J72]+[.J65]+[.J53]+[.J46])/78" office:value-type="float" office:value="3.15229172183165" calcext:value-type="float">
            <text:p>3.1522917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68.5792326927185" calcext:value-type="float">
            <text:p>68.5792326927</text:p>
          </table:table-cell>
          <table:table-cell office:value-type="float" office:value="68.4153020381928" calcext:value-type="float">
            <text:p>68.4153020382</text:p>
          </table:table-cell>
          <table:table-cell office:value-type="float" office:value="69.0710365772247" calcext:value-type="float">
            <text:p>69.071036577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8-07-30_17:33:04.639910_mobilenet_1.0_224_quantized'.A1:'2018-07-30_17:33:04.639910_mobilenet_1.0_224_quantized'.H8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8:31:30.383220773</dc:date>
    <meta:editing-duration>PT21M4S</meta:editing-duration>
    <meta:editing-cycles>3</meta:editing-cycles>
    <meta:generator>LibreOffice/5.1.6.2$Linux_X86_64 LibreOffice_project/10m0$Build-2</meta:generator>
    <meta:document-statistic meta:table-count="1" meta:cell-count="9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18cm" svg:height="16.21cm" xlink:href=".." xlink:type="simple" chart:class="chart:scatter" chart:style-name="ch1">
        <chart:legend chart:legend-position="end" svg:x="28.917cm" svg:y="7.806cm" style:legend-expansion="high" chart:style-name="ch2"/>
        <chart:plot-area chart:style-name="ch3" table:cell-range-address="'2018-07-30_17:33:04.639910_mobilenet_1.0_224_quantized'.B2:'2018-07-30_17:33:04.639910_mobilenet_1.0_224_quantized'.B79 '2018-07-30_17:33:04.639910_mobilenet_1.0_224_quantized'.H2:'2018-07-30_17:33:04.639910_mobilenet_1.0_224_quantized'.H78" svg:x="0.623cm" svg:y="0.324cm" svg:width="27.671cm" svg:height="15.562cm">
          <chartooo:coordinate-region svg:x="1.244cm" svg:y="0.523cm" svg:width="26.492cm" svg:height="14.7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18-07-30_17:33:04.639910_mobilenet_1.0_224_quantized'.H2:'2018-07-30_17:33:04.639910_mobilenet_1.0_224_quantized'.H78" chart:class="chart:scatter">
            <chart:domain table:cell-range-address="'2018-07-30_17:33:04.639910_mobilenet_1.0_224_quantized'.B2:'2018-07-30_17:33:04.639910_mobilenet_1.0_224_quantized'.B79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2018-07-30_17:33:04.639910_mobilenet_1.0_224_quantized'.B2:'2018-07-30_17:33:04.639910_mobilenet_1.0_224_quantized'.B79</svg:desc>
                </draw:g>
              </table:table-cell>
              <table:table-cell office:value-type="float" office:value="33.3333333333333">
                <text:p>33.3333333333333</text:p>
                <draw:g>
                  <svg:desc>'2018-07-30_17:33:04.639910_mobilenet_1.0_224_quantized'.H2:'2018-07-30_17:33:04.639910_mobilenet_1.0_224_quantized'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5.5555555555555">
                <text:p>55.555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47.6190476190476">
                <text:p>47.619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19.047619047619">
                <text:p>19.047619047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61.9047619047619">
                <text:p>61.90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70.8333333333333">
                <text:p>70.8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">
                <text:p>86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70.8333333333333">
                <text:p>70.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51.8518518518519">
                <text:p>51.8518518518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78.7878787878788">
                <text:p>78.7878787878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">
                <text:p>113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">
                <text:p>121</text:p>
              </table:table-cell>
              <table:table-cell office:value-type="float" office:value="54.5454545454545">
                <text:p>54.5454545454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">
                <text:p>129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58.974358974359">
                <text:p>58.974358974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52.3809523809524">
                <text:p>52.3809523809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91.1111111111111">
                <text:p>91.11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">
                <text:p>159</text:p>
              </table:table-cell>
              <table:table-cell office:value-type="float" office:value="82.2222222222222">
                <text:p>82.222222222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">
                <text:p>159</text:p>
              </table:table-cell>
              <table:table-cell office:value-type="float" office:value="75.5555555555556">
                <text:p>75.5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  <table:table-cell office:value-type="float" office:value="39.2156862745098">
                <text:p>39.2156862745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">
                <text:p>185</text:p>
              </table:table-cell>
              <table:table-cell office:value-type="float" office:value="59.2592592592593">
                <text:p>59.2592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45.6140350877193">
                <text:p>45.6140350877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57.8947368421053">
                <text:p>57.8947368421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">
                <text:p>205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6">
                <text:p>236</text:p>
              </table:table-cell>
              <table:table-cell office:value-type="float" office:value="71.2121212121212">
                <text:p>71.2121212121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4">
                <text:p>274</text:p>
              </table:table-cell>
              <table:table-cell office:value-type="float" office:value="60.2564102564103">
                <text:p>60.2564102564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3">
                <text:p>31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1">
                <text:p>331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3">
                <text:p>353</text:p>
              </table:table-cell>
              <table:table-cell office:value-type="float" office:value="88.2352941176471">
                <text:p>88.2352941176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6">
                <text:p>376</text:p>
              </table:table-cell>
              <table:table-cell office:value-type="float" office:value="97.2222222222222">
                <text:p>97.22222222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">
                <text:p>380</text:p>
              </table:table-cell>
              <table:table-cell office:value-type="float" office:value="75.9259259259259">
                <text:p>75.9259259259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">
                <text:p>409</text:p>
              </table:table-cell>
              <table:table-cell office:value-type="float" office:value="50.4273504273504">
                <text:p>50.42735042735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1">
                <text:p>411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9">
                <text:p>469</text:p>
              </table:table-cell>
              <table:table-cell office:value-type="float" office:value="69.6969696969697">
                <text:p>69.69696969696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3">
                <text:p>483</text:p>
              </table:table-cell>
              <table:table-cell office:value-type="float" office:value="55.7971014492754">
                <text:p>55.7971014492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5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0">
                <text:p>510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2">
                <text:p>522</text:p>
              </table:table-cell>
              <table:table-cell office:value-type="float" office:value="60.7843137254902">
                <text:p>60.7843137254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3">
                <text:p>53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7">
                <text:p>547</text:p>
              </table:table-cell>
              <table:table-cell office:value-type="float" office:value="82.6923076923077">
                <text:p>82.6923076923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1">
                <text:p>601</text:p>
              </table:table-cell>
              <table:table-cell office:value-type="float" office:value="83.9080459770115">
                <text:p>83.9080459770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5">
                <text:p>615</text:p>
              </table:table-cell>
              <table:table-cell office:value-type="float" office:value="71.1864406779661">
                <text:p>71.18644067796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2">
                <text:p>6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6">
                <text:p>636</text:p>
              </table:table-cell>
              <table:table-cell office:value-type="float" office:value="63.9344262295082">
                <text:p>63.9344262295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5">
                <text:p>645</text:p>
              </table:table-cell>
              <table:table-cell office:value-type="float" office:value="82.7956989247312">
                <text:p>82.7956989247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1">
                <text:p>651</text:p>
              </table:table-cell>
              <table:table-cell office:value-type="float" office:value="61.9047619047619">
                <text:p>61.9047619047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9">
                <text:p>749</text:p>
              </table:table-cell>
              <table:table-cell office:value-type="float" office:value="69.9074074074074">
                <text:p>69.9074074074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5">
                <text:p>785</text:p>
              </table:table-cell>
              <table:table-cell office:value-type="float" office:value="66.2280701754386">
                <text:p>66.22807017543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4">
                <text:p>874</text:p>
              </table:table-cell>
              <table:table-cell office:value-type="float" office:value="70.6349206349206">
                <text:p>70.6349206349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6">
                <text:p>936</text:p>
              </table:table-cell>
              <table:table-cell office:value-type="float" office:value="95.1851851851852">
                <text:p>95.1851851851852</text:p>
              </table:table-cell>
            </table:table-row>
            <table:table-row>
              <table:table-cell office:value-type="string"/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